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72b4d" style:font-name="Liberation Serif" fo:font-size="10.5pt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2" style:family="paragraph" style:parent-style-name="Standard">
      <style:text-properties fo:color="#172b4d" style:font-name="Liberation Serif" fo:font-size="10.5pt" officeooo:rsid="001d70c6" officeooo:paragraph-rsid="001d70c6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3" style:family="paragraph" style:parent-style-name="Standard">
      <style:text-properties fo:color="#172b4d" style:font-name="Liberation Serif" fo:font-size="10.5pt" officeooo:rsid="001bb570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4" style:family="paragraph" style:parent-style-name="Standard">
      <style:text-properties fo:color="#172b4d" style:font-name="Liberation Serif" fo:font-size="10.5pt" fo:font-style="normal" officeooo:rsid="001bb570" officeooo:paragraph-rsid="001b9b84" fo:background-color="#f4f5f7" style:font-name-asian="Times New Roman" style:font-size-asian="10.5pt" style:language-asian="fr" style:country-asian="FR" style:font-style-asian="normal" style:font-name-complex="Times New Roman" style:font-size-complex="10.5pt" style:font-style-complex="normal"/>
    </style:style>
    <style:style style:name="P5" style:family="paragraph" style:parent-style-name="Standard">
      <style:text-properties fo:color="#172b4d" style:font-name="Liberation Serif" fo:font-size="13pt" fo:font-style="italic" fo:font-weight="bold" officeooo:paragraph-rsid="001b9b84" fo:background-color="#f4f5f7" style:font-name-asian="Times New Roman" style:font-size-asian="13pt" style:language-asian="fr" style:country-asian="FR" style:font-style-asian="italic" style:font-weight-asian="bold" style:font-name-complex="Times New Roman" style:font-size-complex="13pt" style:font-style-complex="italic" style:font-weight-complex="bold"/>
    </style:style>
    <style:style style:name="P6" style:family="paragraph" style:parent-style-name="Standard">
      <style:text-properties fo:color="#172b4d" style:font-name="Liberation Serif" fo:font-size="12pt" fo:font-style="italic" officeooo:paragraph-rsid="001b9b84" fo:background-color="#f4f5f7" style:font-name-asian="Times New Roman" style:font-size-asian="12pt" style:language-asian="fr" style:country-asian="FR" style:font-style-asian="italic" style:font-name-complex="Times New Roman" style:font-size-complex="12pt" style:font-style-complex="italic"/>
    </style:style>
    <style:style style:name="P7" style:family="paragraph" style:parent-style-name="Standard">
      <style:text-properties fo:color="#172b4d" style:font-name="Liberation Serif" fo:font-size="12pt" fo:font-style="italic" officeooo:rsid="001bb570" officeooo:paragraph-rsid="001b9b84" fo:background-color="#f4f5f7" style:font-name-asian="Times New Roman" style:font-size-asian="12pt" style:language-asian="fr" style:country-asian="FR" style:font-style-asian="italic" style:font-name-complex="Times New Roman" style:font-size-complex="12pt" style:font-style-complex="italic"/>
    </style:style>
    <style:style style:name="P8" style:family="paragraph" style:parent-style-name="Standard">
      <style:text-properties style:font-name="Liberation Serif" officeooo:paragraph-rsid="001b9b84"/>
    </style:style>
    <style:style style:name="P9" style:family="paragraph" style:parent-style-name="Standard">
      <style:text-properties style:font-name="Liberation Serif" officeooo:rsid="00165925" officeooo:paragraph-rsid="001b9b84"/>
    </style:style>
    <style:style style:name="P10" style:family="paragraph" style:parent-style-name="Standard">
      <style:text-properties style:font-name="Liberation Serif" fo:font-size="12pt" fo:font-style="italic" officeooo:paragraph-rsid="001b9b84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officeooo:rsid="00166f17" officeooo:paragraph-rsid="001b9b84"/>
    </style:style>
    <style:style style:name="P12" style:family="paragraph" style:parent-style-name="Preformatted_20_Text">
      <style:text-properties fo:color="#172b4d" style:font-name="Liberation Serif" fo:font-size="10.5pt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13" style:family="paragraph" style:parent-style-name="Preformatted_20_Text">
      <style:text-properties style:font-name="Liberation Serif" officeooo:paragraph-rsid="001b9b84"/>
    </style:style>
    <style:style style:name="P14" style:family="paragraph" style:parent-style-name="Preformatted_20_Text">
      <style:text-properties style:font-name="Liberation Serif" fo:font-size="10.5pt" officeooo:paragraph-rsid="001b9b84" style:font-size-asian="10.5pt" style:font-size-complex="10.5pt"/>
    </style:style>
    <style:style style:name="P15" style:family="paragraph" style:parent-style-name="Standard" style:master-page-name="Standard">
      <style:paragraph-properties style:page-number="auto"/>
      <style:text-properties fo:color="#172b4d" style:font-name="Liberation Serif" fo:font-size="10.5pt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16" style:family="paragraph" style:parent-style-name="Standard">
      <style:text-properties fo:color="#172b4d" style:font-name="Liberation Serif" fo:font-size="10.5pt" officeooo:rsid="00166f17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P17" style:family="paragraph" style:parent-style-name="Standard">
      <style:text-properties fo:color="#172b4d" style:font-name="Liberation Serif" fo:font-size="10.5pt" officeooo:paragraph-rsid="001b9b84" fo:background-color="#f4f5f7" style:font-name-asian="Times New Roman" style:font-size-asian="10.5pt" style:language-asian="fr" style:country-asian="FR" style:font-name-complex="Times New Roman" style:font-size-complex="10.5pt"/>
    </style:style>
    <style:style style:name="T1" style:family="text">
      <style:text-properties fo:color="#172b4d" fo:font-size="10.5pt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2" style:family="text">
      <style:text-properties fo:color="#172b4d" fo:font-size="10.5pt" officeooo:rsid="00165925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3" style:family="text">
      <style:text-properties fo:color="#172b4d" fo:font-size="10.5pt" officeooo:rsid="00191999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4" style:family="text">
      <style:text-properties fo:color="#172b4d" fo:font-size="10.5pt" officeooo:rsid="00166f17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5" style:family="text">
      <style:text-properties fo:color="#172b4d" fo:font-size="10.5pt" officeooo:rsid="001bb570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6" style:family="text">
      <style:text-properties fo:color="#172b4d" fo:font-size="10.5pt" officeooo:rsid="001d70c6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7" style:family="text">
      <style:text-properties fo:color="#172b4d" fo:font-size="10.5pt" officeooo:rsid="0016fd84" fo:background-color="#f4f5f7" loext:char-shading-value="0" style:font-name-asian="Times New Roman" style:font-size-asian="10.5pt" style:language-asian="fr" style:country-asian="FR" style:font-name-complex="Times New Roman" style:font-size-complex="10.5pt"/>
    </style:style>
    <style:style style:name="T8" style:family="text">
      <style:text-properties fo:color="#172b4d" style:text-underline-style="solid" style:text-underline-width="auto" style:text-underline-color="font-color" fo:background-color="#f4f5f7" loext:char-shading-value="0" style:font-name-asian="Times New Roman" style:language-asian="fr" style:country-asian="FR" style:font-name-complex="Times New Roman"/>
    </style:style>
    <style:style style:name="T9" style:family="text">
      <style:text-properties fo:color="#172b4d" fo:background-color="#f4f5f7" loext:char-shading-value="0" style:font-name-asian="Times New Roman" style:language-asian="fr" style:country-asian="FR" style:font-name-complex="Times New Roman"/>
    </style:style>
    <style:style style:name="T10" style:family="text">
      <style:text-properties officeooo:rsid="001bb570"/>
    </style:style>
    <style:style style:name="T11" style:family="text">
      <style:text-properties officeooo:rsid="001678d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cd73c"/>
    </style:style>
    <style:style style:name="T14" style:family="text">
      <style:text-properties officeooo:rsid="001d70c6"/>
    </style:style>
    <style:style style:name="T15" style:family="text">
      <style:text-properties fo:font-weight="bold" officeooo:rsid="001cd73c" style:font-weight-asian="bold" style:font-weight-complex="bold"/>
    </style:style>
    <style:style style:name="T16" style:family="text">
      <style:text-properties officeooo:rsid="001e53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te :Mardi 10 Mars</text:p>
      <text:p text:style-name="P8"><text:span text:style-name="T2">Équipe</text:span><text:span text:style-name="T1"> :</text:span><text:span text:style-name="T2"> Yacine, Lotfi, </text:span><text:span text:style-name="T3">Sacha, Yoann </text:span></text:p>
      <text:p text:style-name="P8"><text:span text:style-name="T1">Formateur : </text:span><text:span text:style-name="T2">Samba Cissé</text:span></text:p>
      <text:p text:style-name="P9"><text:span text:style-name="T1">Version : </text:span><text:span text:style-name="T4">0.9.0</text:span></text:p>
      <text:p text:style-name="P1"/>
      <text:p text:style-name="P1"/>
      <text:p text:style-name="P5">Projet - Note de cadrage – Consulat <text:span text:style-name="T10">général du Sénégal à Marseille</text:span></text:p>
      <text:p text:style-name="P1"/>
      <text:p text:style-name="P8"><text:span text:style-name="T2">Étude</text:span><text:span text:style-name="T1"> préalable Application de suivie des demandes d’actes d’état-civil</text:span></text:p>
      <text:p text:style-name="P1"/>
      <text:p text:style-name="P10"><text:span text:style-name="T8">Objectifs du projet</text:span><text:span text:style-name="T9"> :</text:span></text:p>
      <text:p text:style-name="P1"/>
      <text:p text:style-name="P8"><text:span text:style-name="T1">-Faciliter les </text:span><text:span text:style-name="T2">démarches</text:span><text:span text:style-name="T1"> administrative par le biais de leur interface internet via l’</text:span><text:span text:style-name="T2">appli</text:span><text:span text:style-name="T1">.</text:span></text:p>
      <text:p text:style-name="P8"><text:span text:style-name="T1">-Avoir </text:span><text:span text:style-name="T5">une vision nette du nombre de Sénégalais dans la juridiction de Marseille dans les départements suivants.. Alpes de Haute Provence(04), Alpes Maritimes(06), Bouches du Rhône(13), Hérault(34), Var(83)</text:span></text:p>
      <text:p text:style-name="P1">Exemple :</text:p>
      <text:p text:style-name="P8"><text:span text:style-name="T1">-</text:span><text:span text:style-name="T2">Réceptionner</text:span><text:span text:style-name="T1"> les demandes <text:s/>(Acte </text:span><text:span text:style-name="T6">d’état</text:span><text:span text:style-name="T1"> civile, visa , légalisation des documents..)</text:span></text:p>
      <text:p text:style-name="P8"><text:span text:style-name="T1"><text:s/>-Valider la modification des données personnelles avec </text:span><text:span text:style-name="T2">Mr. Koita</text:span></text:p>
      <text:p text:style-name="P1"/>
      <text:p text:style-name="P14">-Demande de dossier : accusé de réception pour le reçu du passeport </text:p>
      <text:p text:style-name="P14"><text:s text:c="2"/>dossier en cours de traitement, dispo, ….</text:p>
      <text:p text:style-name="P14"/>
      <text:p text:style-name="P14">-Mieux les <text:span text:style-name="T14">connaître</text:span>, les catégoriser <text:span text:style-name="T16">(la juridiction dans laquelle sont les ressortissants qui font des demandes)</text:span></text:p>
      <text:p text:style-name="P14"/>
      <text:p text:style-name="P14">-avoir les libellé <text:span text:style-name="T16">de la fiche d’immatriculation</text:span></text:p>
      <text:p text:style-name="P14"><text:s/>contact <text:span text:style-name="T11">service technique</text:span> pour la mise a <text:span text:style-name="T16">jour (Samba Cissé)</text:span></text:p>
      <text:p text:style-name="P13"/>
      <text:p text:style-name="P12">Sécurité RGPD, quel volume, serveur local, cloud ? répondre à ces questions pour eux </text:p>
      <text:p text:style-name="P1"/>
      <text:p text:style-name="P1"/>
      <text:p text:style-name="P1"/>
      <text:p text:style-name="P6"><text:span text:style-name="T12">Besoin </text:span>:</text:p>
      <text:p text:style-name="P1"/>
      <text:p text:style-name="P1">-Transposer le prospectus (les infos pour la carte consulaire) en numérique.</text:p>
      <text:p text:style-name="P1"/>
      <text:p text:style-name="P8"><text:span text:style-name="T1">-L’</text:span><text:span text:style-name="T2">application</text:span><text:span text:style-name="T1"> permettra une amélioration capital au niveau des </text:span><text:span text:style-name="T2">démarches</text:span><text:span text:style-name="T1"> administrative</text:span></text:p>
      <text:p text:style-name="P1">Exemple <text:span text:style-name="T13">pour la </text:span><text:span text:style-name="T15">carte consulaire</text:span>: </text:p>
      <text:p text:style-name="P1">-Numérisation de la <text:span text:style-name="T14">fiche d’immatriculation</text:span>.</text:p>
      <text:p text:style-name="P1">-Numérisation de la photo du ressortissant(e) Sénégalais(e).</text:p>
      <text:p text:style-name="P1">-Numérisation de l<text:span text:style-name="T14">a pièce d’identité Sénégalaise</text:span>.</text:p>
      <text:p text:style-name="P1">-<text:span text:style-name="T14">Numérisation du justificatifs de domicile.</text:span></text:p>
      <text:p text:style-name="P2">Les passeport</text:p>
      <text:p text:style-name="P2">acte d’état civile</text:p>
      <text:p text:style-name="P2">les certificats de déménagements</text:p>
      <text:p text:style-name="P2"/>
      <text:p text:style-name="P1"/>
      <text:p text:style-name="P1"/>
      <text:p text:style-name="P6"><text:span text:style-name="T12">Bénéfices </text:span>:</text:p>
      <text:p text:style-name="P1"/>
      <text:p text:style-name="P11"><text:span text:style-name="T1">Permet d’avoir un gain de temps lors des procédures, facilite également l’</text:span><text:span text:style-name="T7">optimisation</text:span><text:span text:style-name="T1"> des données et permet l’utilisation de papiers </text:span></text:p>
      <text:p text:style-name="P1"/>
      <text:p text:style-name="P1"/>
      <text:p text:style-name="P6"><text:span text:style-name="T12">Points à surveiller </text:span>:</text:p>
      <text:p text:style-name="P1"/>
      <text:p text:style-name="P1">-Vérification du statut Sénégalais de l’individu lors des enregistrement en ligne.</text:p>
      <text:p text:style-name="P1"/>
      <text:p text:style-name="P1"/>
      <text:p text:style-name="P1"/>
      <text:p text:style-name="P6"><text:soft-page-break/><text:span text:style-name="T12">Technologie du client </text:span>:</text:p>
      <text:p text:style-name="P1"/>
      <text:p text:style-name="P1">-Word </text:p>
      <text:p text:style-name="P1">-Excel</text:p>
      <text:p text:style-name="P1">-Fichier .pdf</text:p>
      <text:p text:style-name="P1">-Power point</text:p>
      <text:p text:style-name="P8"><text:bookmark text:name="_GoBack"/><text:span text:style-name="T1">-</text:span><text:span text:style-name="T7">Système d’exploitation : Windows 10 </text:span></text:p>
      <text:p text:style-name="P1"/>
      <text:p text:style-name="P7"><text:span text:style-name="T12">Services impliqués</text:span> :</text:p>
      <text:p text:style-name="P4"/>
      <text:p text:style-name="P4">-Bureau consulaire</text:p>
      <text:p text:style-name="P4">-Bureau des passeports</text:p>
      <text:p text:style-name="P3"/>
      <text:p text:style-name="P6"><text:span text:style-name="T12">A propos du Consulat Sénégalais</text:span> :</text:p>
      <text:p text:style-name="P6"/>
      <text:p text:style-name="P8"><text:span text:style-name="T1">-adresse : </text:span><text:span text:style-name="T4">446 Avenue du prado 13008 Marseille </text:span></text:p>
      <text:p text:style-name="P8"><text:span text:style-name="T1">-responsable : </text:span><text:span text:style-name="T4">Mr. Abdourahmane Koita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29:58.773429212</meta:creation-date>
    <dc:date>2020-03-11T15:32:18.344772347</dc:date>
    <meta:editing-duration>PT4H12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08" meta:character-count="2114" meta:non-whitespace-character-count="1837"/>
  </office:meta>
</office:document-meta>
</file>